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style:font-weight-complex="bold" fo:font-size="14pt" style:font-size-asian="14pt" style:font-size-complex="14pt" fo:language="en" fo:country="GB"/>
    </style:style>
    <style:style style:name="P6" style:parent-style-name="Standard" style:family="paragraph">
      <style:text-properties style:font-weight-complex="bold" fo:font-size="14pt" style:font-size-asian="14pt" style:font-size-complex="14pt" fo:language="en" fo:country="GB"/>
    </style:style>
    <style:style style:name="P7" style:parent-style-name="Standard" style:list-style-name="LFO1" style:family="paragraph"/>
    <style:style style:name="T8" style:parent-style-name="Policepardéfaut" style:family="text">
      <style:text-properties style:font-weight-complex="bold" fo:font-size="14pt" style:font-size-asian="14pt" style:font-size-complex="14pt"/>
    </style:style>
    <style:style style:name="T9" style:parent-style-name="Policepardéfaut" style:family="text">
      <style:text-properties style:font-weight-complex="bold" fo:font-size="14pt" style:font-size-asian="14pt" style:font-size-complex="14pt"/>
    </style:style>
    <style:style style:name="T10" style:parent-style-name="Policepardéfaut" style:family="text">
      <style:text-properties style:font-weight-complex="bold" fo:font-size="14pt" style:font-size-asian="14pt" style:font-size-complex="14pt"/>
    </style:style>
    <style:style style:name="T11" style:parent-style-name="Policepardéfaut" style:family="text">
      <style:text-properties style:font-weight-complex="bold" fo:font-size="14pt" style:font-size-asian="14pt" style:font-size-complex="14pt"/>
    </style:style>
  </office:automatic-styles>
  <office:body>
    <office:text text:use-soft-page-breaks="true">
      <text:p text:style-name="P1">LOICH KAMDOUM DEAMENI =&gt;Mat-Nr: 506520</text:p>
      <text:p text:style-name="P2">NDAME EKOBE HUGUE BENJAMIN =&gt; Mat-Nr: 495921</text:p>
      <text:p text:style-name="Standard"/>
      <text:p text:style-name="P3">Uebungsblatt 10:</text:p>
      <text:p text:style-name="P4"/>
      <text:p text:style-name="P5">Uebung 2:</text:p>
      <text:p text:style-name="P6"/>
      <text:list text:style-name="LFO1" text:continue-numbering="true">
        <text:list-item>
          <text:p text:style-name="P7"><text:span text:style-name="T8">Die nichtmodifizierene Sequenzoperatoren können eingese</text:span><text:span text:style-name="T9">t</text:span><text:span text:style-name="T10">zt werden</text:span><text:span text:style-name="T11">. Nämlich: for_each(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ich kamdoum</dc:creator>
    <meta:creation-date>2019-05-14T18:47:00Z</meta:creation-date>
    <dc:date>2019-07-03T11:15:00Z</dc:date>
    <meta:print-date>2019-06-26T10:59:00Z</meta:print-date>
    <meta:template xlink:href="Normal" xlink:type="simple"/>
    <meta:editing-cycles>11</meta:editing-cycles>
    <meta:editing-duration>PT0S</meta:editing-duration>
    <meta:document-statistic meta:page-count="1" meta:paragraph-count="1" meta:word-count="27" meta:character-count="200" meta:row-count="1" meta:non-whitespace-character-count="174"/>
  </office:meta>
</office:document-meta>
</file>